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officeooo:paragraph-rsid="004d138d"/>
    </style:style>
    <style:style style:name="P1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3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580d7"/>
    </style:style>
    <style:style style:name="P36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5de2d"/>
    </style:style>
    <style:style style:name="P37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6efd7"/>
    </style:style>
    <style:style style:name="P3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8654a"/>
    </style:style>
    <style:style style:name="P3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b9588"/>
    </style:style>
    <style:style style:name="P4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ca03f"/>
    </style:style>
    <style:style style:name="P41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02fb7"/>
    </style:style>
    <style:style style:name="P42" style:family="paragraph" style:parent-style-name="Standard">
      <style:paragraph-properties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paragraph-rsid="004d138d" style:font-name-asian="Times New Roman1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d138d" style:font-name-asian="Times New Roman1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5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53208e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language="es" fo:country="ES" fo:font-weight="normal" officeooo:rsid="004e545e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577f1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6efd7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8654a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b9588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be209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d7041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ec66c" style:font-name-asian="Times New Roman1" style:font-size-asian="12pt" style:font-name-complex="Times New Roman1" style:font-size-complex="12pt"/>
    </style:style>
    <style:style style:name="T14" style:family="text">
      <style:text-properties officeooo:rsid="001dc494"/>
    </style:style>
    <style:style style:name="T15" style:family="text">
      <style:text-properties officeooo:rsid="001e5373"/>
    </style:style>
    <style:style style:name="T16" style:family="text">
      <style:text-properties officeooo:rsid="0035b3d9"/>
    </style:style>
    <style:style style:name="T17" style:family="text">
      <style:text-properties officeooo:rsid="00409799"/>
    </style:style>
    <style:style style:name="T18" style:family="text">
      <style:text-properties fo:font-weight="normal" officeooo:rsid="00409799" style:font-weight-asian="normal" style:font-weight-complex="normal"/>
    </style:style>
    <style:style style:name="T19" style:family="text">
      <style:text-properties fo:font-weight="normal" officeooo:rsid="00409799" style:font-name-asian="Times New Roman1" style:font-weight-asian="normal" style:font-size-complex="12pt" style:font-weight-complex="normal"/>
    </style:style>
    <style:style style:name="T20" style:family="text">
      <style:text-properties officeooo:rsid="00409799" style:font-name-asian="Times New Roman1" style:font-size-complex="12pt" style:font-weight-complex="bold"/>
    </style:style>
    <style:style style:name="T21" style:family="text">
      <style:text-properties officeooo:rsid="00484f93"/>
    </style:style>
    <style:style style:name="T22" style:family="text">
      <style:text-properties officeooo:rsid="00405bf1"/>
    </style:style>
    <style:style style:name="T23" style:family="text">
      <style:text-properties officeooo:rsid="004ef7d8"/>
    </style:style>
    <style:style style:name="T24" style:family="text">
      <style:text-properties officeooo:rsid="0050f24d"/>
    </style:style>
    <style:style style:name="T25" style:family="text">
      <style:text-properties officeooo:rsid="00514c60"/>
    </style:style>
    <style:style style:name="T26" style:family="text">
      <style:text-properties officeooo:rsid="005320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Contrato de compraventa de vehículo <text:span text:style-name="T17">usado</text:span> entre particulares</text:p>
      <text:p text:style-name="P14"/>
      <text:p text:style-name="P2">En <text:span text:style-name="T14">id-unid-1</text:span>, a <text:s/><text:span text:style-name="T15">id-unid-2</text:span></text:p>
      <text:p text:style-name="P1"/>
      <text:p text:style-name="P7">REUNIDOS</text:p>
      <text:p text:style-name="P5"/>
      <text:p text:style-name="P6"><text:span text:style-name="T18">Como </text:span><text:span text:style-name="T19">"</text:span><text:span text:style-name="T20">Parte Vendedora</text:span><text:span text:style-name="T19">",</text:span></text:p>
      <text:p text:style-name="P3">id-unid-3</text:p>
      <text:p text:style-name="P25"/>
      <text:p text:style-name="P6"><text:span text:style-name="T18">Como </text:span><text:span text:style-name="T19">"</text:span><text:span text:style-name="T20">Parte Compradora</text:span><text:span text:style-name="T19">",</text:span></text:p>
      <text:p text:style-name="P4">id-unid-4</text:p>
      <text:p text:style-name="P25"/>
      <text:p text:style-name="P24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5"/>
      <text:p text:style-name="P26"/>
      <text:p text:style-name="P7">EXPONEN</text:p>
      <text:p text:style-name="P28"/>
      <text:p text:style-name="P24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5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5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5"><text:span text:style-name="T2">IV. </text:span><text:span text:style-name="T3">Que los elementos identificadores básicos del Vehículo son los siguientes</text:span><text:span text:style-name="T6">:</text:span></text:p>
      <text:p text:style-name="P35"><text:span text:style-name="T7">• </text:span><text:span text:style-name="T6">Marca: id-unid-6</text:span></text:p>
      <text:p text:style-name="P35"><text:soft-page-break/><text:span text:style-name="T7">• </text:span><text:span text:style-name="T6">M</text:span><text:span text:style-name="T8">odelo</text:span><text:span text:style-name="T6">: id-unid-7</text:span></text:p>
      <text:p text:style-name="P35"><text:span text:style-name="T7">• </text:span><text:span text:style-name="T8">Número de serie y bastidor</text:span><text:span text:style-name="T6">: </text:span><text:span text:style-name="T9">id-unid-8</text:span></text:p>
      <text:p text:style-name="P35"><text:span text:style-name="T7">• </text:span><text:span text:style-name="T8">Kilometraje marcado</text:span><text:span text:style-name="T9">: id-unid-9 Km</text:span></text:p>
      <text:p text:style-name="P35"><text:span text:style-name="T7">• </text:span><text:span text:style-name="T8">Matrícula</text:span><text:span text:style-name="T9">: id-dec-10</text:span></text:p>
      <text:p text:style-name="P35"><text:span text:style-name="T7">• </text:span><text:span text:style-name="T8">Fecha de la primera matriculación</text:span><text:span text:style-name="T9">: id-dec-11</text:span></text:p>
      <text:p text:style-name="P47"/>
      <text:p text:style-name="P15"><text:span text:style-name="T2">V.</text:span><text:span text:style-name="T4"> id-dec-17 Y siendo la próxima e</text:span><text:span text:style-name="T5">n</text:span><text:span text:style-name="T6">: id-dec-18</text:span><text:span text:style-name="T1">.</text:span></text:p>
      <text:p text:style-name="P15"><text:span text:style-name="T2">VI. </text:span><text:span text:style-name="T3">En virtud de lo expuesto, ambas partes acuerdan otorgar el presente Contrato de compraventa </text:span></text:p>
      <text:p text:style-name="P17"/>
      <text:p text:style-name="P7">CLÁUSULAS</text:p>
      <text:p text:style-name="P5"/>
      <text:p text:style-name="P8">PRIMERA. OBJETO</text:p>
      <text:p text:style-name="P12">La <text:span text:style-name="T24">P</text:span>arte <text:span text:style-name="T24">C</text:span>ompradora está interesada en adquirir el vehículo descrito en el expositivo “IV” del presente escrito. </text:p>
      <text:p text:style-name="P12">Manifiesta la <text:span text:style-name="T25">P</text:span>arte <text:span text:style-name="T25">C</text:span>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<text:span text:style-name="T23">s</text:span> pagado<text:span text:style-name="T23">s</text:span> correspondiente<text:span text:style-name="T23">s</text:span> al año en curso.</text:p>
      <text:p text:style-name="P8"/>
      <text:p text:style-name="P8">SEGUNDA. CARACTERÍSTICAS Y ESTADO D<text:span text:style-name="T21">EL VEHÍCULO</text:span></text:p>
      <text:p text:style-name="P22">Datos y características del vehículo:</text:p>
      <text:p text:style-name="P34">• id-unid-5</text:p>
      <text:p text:style-name="P36"><text:span text:style-name="T7">• </text:span><text:span text:style-name="T6">Marca: id-unid-6</text:span></text:p>
      <text:p text:style-name="P37"><text:span text:style-name="T7">• </text:span><text:span text:style-name="T6">M</text:span><text:span text:style-name="T8">odelo</text:span><text:span text:style-name="T6">: id-unid-7</text:span></text:p>
      <text:p text:style-name="P38"><text:span text:style-name="T7">• </text:span><text:span text:style-name="T8">Número de serie y bastidor</text:span><text:span text:style-name="T6">: </text:span><text:span text:style-name="T9">id-unid-8</text:span></text:p>
      <text:p text:style-name="P38"><text:span text:style-name="T7">• </text:span><text:span text:style-name="T8">Kilometraje marcado</text:span><text:span text:style-name="T9">: id-unid-9 Km</text:span></text:p>
      <text:p text:style-name="P38"><text:span text:style-name="T7">• </text:span><text:span text:style-name="T8">Matrícula</text:span><text:span text:style-name="T9">: id-dec-10</text:span></text:p>
      <text:p text:style-name="P38"><text:span text:style-name="T7">• </text:span><text:span text:style-name="T8">Fecha de la primera matriculación</text:span><text:span text:style-name="T9">: id-dec-11</text:span></text:p>
      <text:p text:style-name="P39"><text:soft-page-break/><text:span text:style-name="T7">• </text:span><text:span text:style-name="T10">Color: id-dec-12</text:span></text:p>
      <text:p text:style-name="P40"><text:span text:style-name="T7">• </text:span><text:span text:style-name="T11">Combustible: id-dec-13</text:span></text:p>
      <text:p text:style-name="P40"><text:span text:style-name="T7">• </text:span><text:span text:style-name="T11">Motor original (motor de fábrica): id-dec-14</text:span></text:p>
      <text:p text:style-name="P30">• Número de propietarios anteriores (al Vendedor) del Vehículo: id-dec-15</text:p>
      <text:p text:style-name="P41"><text:span text:style-name="T7">• </text:span><text:span text:style-name="T13">E</text:span><text:span text:style-name="T12">stado general de conservación del vehículo automóvil: </text:span></text:p>
      <text:p text:style-name="P42">id-dec-16</text:p>
      <text:p text:style-name="P33">new-idunid1</text:p>
      <text:p text:style-name="P13">La <text:span text:style-name="T25">P</text:span>arte <text:span text:style-name="T25">C</text:span>ompradora manifiesta haber examinado y probado el vehículo con anterioridad a la firma del presente contrato.</text:p>
      <text:p text:style-name="P13"/>
      <text:p text:style-name="P9">TERCERA. PRECIO</text:p>
      <text:p text:style-name="P43">El precio del vehículo objeto de la compraventa se establece por un valor de <text:span text:style-name="T16">id-dec-19</text:span> € (iddec19-precioAletras).</text:p>
      <text:p text:style-name="P43">id-dec-20</text:p>
      <text:p text:style-name="P43">La <text:span text:style-name="T25">P</text:span>arte <text:span text:style-name="T25">C</text:span>ompradora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3">id-dec-21</text:p>
      <text:p text:style-name="P10"/>
      <text:p text:style-name="P10">CUARTA. OBLIGACIONES DE LA PARTE VENDEDORA</text:p>
      <text:p text:style-name="P44">La Parte Vendedora se obliga a entregar materialmente al Comprador la posesión del Vehículo. La Parte Vendedora realizará la entrega del Vehículo en el siguiente lugar: id-dec-22 id-dec-23</text:p>
      <text:p text:style-name="P51">La Parte Vendedora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51">La Parte Vendedora se compromete a comunicar a las autoridades <text:s/>oportunas el cambio de titularidad del vehículo objeto del contrato, incluyendo la compañía de seguros.</text:p>
      <text:p text:style-name="P44"/>
      <text:p text:style-name="P11">QUINTA. OBLIGACIONES DE LA PARTE COMPRADORA</text:p>
      <text:p text:style-name="P45"><text:soft-page-break/>La <text:span text:style-name="T26">P</text:span>arte <text:span text:style-name="T26">C</text:span>ompradora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5">La Parte Compradora queda obliga a contratar un seguro de circulación para el Vehículo automóvil objeto del presente Contrato antes de comenzar a circular con el mismo.</text:p>
      <text:p text:style-name="P45">El comprador se hará cargo de todas aquellas responsabilidades que puedan derivarse una vez efectuada la entrega del vehículo, incluidas sanciones o inspecciones técnicas.</text:p>
      <text:p text:style-name="P45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5"/>
      <text:p text:style-name="P11">SEXTA. GARANTÍA</text:p>
      <text:p text:style-name="P45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5"/>
      <text:p text:style-name="P11">SÉPTIMA. CONDICIÓN RESOLUTORIA</text:p>
      <text:p text:style-name="P45">Si el traspaso, o, la transferencia de la titularidad del vehículo no pudiera llevarse a cabo por causas tales como: que el vehículo tenga una anotación de embargo, esté sujeto a una reserva de dominio, a un leasing, o algún impedimento similar no imputable a la <text:span text:style-name="T26">P</text:span>arte <text:span text:style-name="T26">C</text:span>ompradora, tendrá lugar la resolución del presente contrato, retrotrayéndose las partes en todos sus efectos como si nunca hubiese existido.</text:p>
      <text:p text:style-name="P45"/>
      <text:p text:style-name="P49"><text:span text:style-name="T22">OCTAVA</text:span>. NORMATIVA APLICABLE</text:p>
      <text:p text:style-name="P48">Con carácter supletorio a lo establecido en el presente contrato se aplicará la normativa dispuesta en el Código Civil sobre obligaciones y contratos, así como, la prevista para los contratos de compra y venta dispuesta en el Título IV, Libro IV, del mismo texto legal.</text:p>
      <text:p text:style-name="P48"/>
      <text:p text:style-name="P49"><text:span text:style-name="T22">NOVENA</text:span>. SUPUESTOS DE DISCREPANCIA ENTRE LAS PARTES</text:p>
      <text:p text:style-name="P48">Para cualquier litigio que surja entre las partes de la interpretación, o cumplimiento del presente contrato, éstas, se someterán a los Juzgados y Tribunales competentes, según lo <text:soft-page-break/>establecido en los artículos 50 y siguientes de la Ley <text:s/>1/2000 de 7 de enero, de Enjuiciamiento Civil.</text:p>
      <text:p text:style-name="P16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7"/>
      <text:p text:style-name="P20">LA PARTE VENDEDORA <text:s text:c="51"/>LA PARTE COMPRADORA</text:p>
      <text:p text:style-name="P17"><text:line-break/></text:p>
      <text:p text:style-name="P17"><text:bookmark text:name="_GoBack"/><text:line-break/><text:line-break/><text:line-break/>........................................... <text:s text:c="55"/>...........................................</text:p>
      <text:p text:style-name="P26">________ <text:s text:c="82"/>________</text:p>
      <text:p text:style-name="P29"/>
      <text:p text:style-name="P29"/>
      <text:p text:style-name="P29"/>
      <text:p text:style-name="P29"/>
      <text:p text:style-name="P29"/>
      <text:p text:style-name="P29"/>
      <text:p text:style-name="P11">TRASPASO DEL VEHÍCULO AUTOMÓVIL</text:p>
      <text:p text:style-name="P11"/>
      <text:p text:style-name="P45">La Parte Compradora recibe en este acto:</text:p>
      <text:p text:style-name="P31">1. El Vehículo automóvil</text:p>
      <text:p text:style-name="P31">2. El permiso de circulación del Vehículo</text:p>
      <text:p text:style-name="P31">3. La ficha técnica del Vehículo (con los distintos registros de la ITV)</text:p>
      <text:p text:style-name="P31">4. Copia del último recibo del Impuesto sobre Vehículos de Tracción Mecánica.</text:p>
      <text:p text:style-name="P31">5. La llaves y/o mando</text:p>
      <text:p text:style-name="P31">6. Matricula(s)</text:p>
      <text:p text:style-name="P31">7. Póliza y recibo del seguro.</text:p>
      <text:p text:style-name="P31">8. Factura de compra (para aquellos casos en que el vehículo se encontrara aún en garantía).</text:p>
      <text:p text:style-name="P31">id-dec-24</text:p>
      <text:p text:style-name="P46"><text:soft-page-break/>La Parte Vendedora certifica haber recibido::</text:p>
      <text:p text:style-name="P32">El pago de la cantidad de id-dec-19 € (iddec19-precioAletras) €.</text:p>
      <text:p text:style-name="P19">Fecha:</text:p>
      <text:p text:style-name="P19">Hora:</text:p>
      <text:p text:style-name="P18"/>
      <text:p text:style-name="P21">LA PARTE VENDEDORA <text:s text:c="51"/>LA PARTE COMPRADORA</text:p>
      <text:p text:style-name="P18"><text:line-break/></text:p>
      <text:p text:style-name="P18"><text:bookmark text:name="_GoBack1"/><text:line-break/><text:line-break/><text:line-break/>........................................... <text:s text:c="55"/>...........................................</text:p>
      <text:p text:style-name="P27">________ <text:s text:c="82"/>________</text:p>
      <text:p text:style-name="P23"/>
      <text:p text:style-name="P23"><text:line-break/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JO ALARCON, J. (JUAN)</meta:initial-creator>
    <meta:editing-cycles>34</meta:editing-cycles>
    <meta:creation-date>2019-11-25T09:28:00</meta:creation-date>
    <dc:date>2020-02-18T18:15:21.835000000</dc:date>
    <meta:editing-duration>PT12H32M43S</meta:editing-duration>
    <meta:generator>LibreOffice/6.3.3.2$Windows_X86_64 LibreOffice_project/a64200df03143b798afd1ec74a12ab50359878ed</meta:generator>
    <meta:document-statistic meta:table-count="0" meta:image-count="0" meta:object-count="0" meta:page-count="6" meta:paragraph-count="89" meta:word-count="1189" meta:character-count="8087" meta:non-whitespace-character-count="65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